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2.4016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30" style:family="table-column">
      <style:table-column-properties fo:break-before="auto" style:column-width="3.25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2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6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17"/>
        <table:table-column table:style-name="co12" table:number-columns-repeated="1011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  <table:table-cell table:style-name="ce24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3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8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1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 table:number-rows-repeated="51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 =&gt; &quot;;[$'bg item'.$A1];&quot; // &quot;;[$'bg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 =&gt; &quot;;[$'bg item'.$A2];&quot; // &quot;;[$'bg item'.$M2])" office:value-type="string" office:string-value="  comps18, null, null, null, null, null, null, null, null, null, 0, null =&gt; comps18 // tbd, cam: sword of balduran should be zero enchantment" calcext:value-type="string">
            <text:p><text:s text:c="2"/>comps18, null, null, null, null, null, null, null, null, null, 0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 =&gt; &quot;;[$'bg item'.$A3];&quot; // &quot;;[$'bg item'.$M3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 =&gt; &quot;;[$'bg item'.$A4];&quot; // &quot;;[$'bg item'.$M4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 =&gt; &quot;;[$'bg item'.$A5];&quot; // &quot;;[$'bg item'.$M5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 =&gt; &quot;;[$'bg item'.$A6];&quot; // &quot;;[$'bg item'.$M6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 =&gt; &quot;;[$'bg item'.$A7];&quot; // &quot;;[$'bg item'.$M7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 =&gt; &quot;;[$'bg item'.$A8];&quot; // &quot;;[$'bg item'.$M8])" office:value-type="string" office:string-value="  sw1h18, null, null, null, null, null, null, null, null, null, 0, null =&gt; sw1h18 // tbd, cam: sword of balduran should be zero enchantment" calcext:value-type="string">
            <text:p><text:s text:c="2"/>sw1h18, null, null, null, null, null, null, null, null, null, 0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 =&gt; &quot;;[$'bg item'.$A9];&quot; // &quot;;[$'bg item'.$M9])" office:value-type="string" office:string-value="  wand02, null, null, 1, null, null, null, null, null, null, null, null =&gt; wand02 // tbd, cam (from scs): changing wand powers to better match their effects" calcext:value-type="string">
            <text:p><text:s text:c="2"/>wand02, null, null, 1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 =&gt; &quot;;[$'bg item'.$A10];&quot; // &quot;;[$'bg item'.$M10])" office:value-type="string" office:string-value="  wand023, null, null, 1, null, null, null, null, null, null, null, null =&gt; wand023 // tbd, cam (from scs): changing wand powers to better match their effects" calcext:value-type="string">
            <text:p><text:s text:c="2"/>wand023, null, null, 1, null, null, null, null, null, null, null, null =&gt; wand02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 =&gt; &quot;;[$'bg item'.$A11];&quot; // &quot;;[$'bg item'.$M11])" office:value-type="string" office:string-value="  wand08, null, null, 1, null, null, null, null, null, null, null, null =&gt; wand08 // tbd, cam (from scs): changing wand powers to better match their effects" calcext:value-type="string">
            <text:p><text:s text:c="2"/>wand08, null, null, 1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 =&gt; &quot;;[$'bg item'.$A12];&quot; // &quot;;[$'bg item'.$M12])" office:value-type="string" office:string-value="  wand12, null, null, 1, null, null, null, null, null, null, null, null =&gt; wand12 // tbd, cam (from scs): changing wand powers to better match their effects" calcext:value-type="string">
            <text:p><text:s text:c="2"/>wand12, null, null, 1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7">
          <table:table-cell/>
        </table:table-row>
        <table:table-row table:style-name="ro3">
          <table:table-cell table:style-name="ce73"/>
        </table:table-row>
      </table:table>
      <table:table table:name="bg spell" table:style-name="ta1">
        <office:forms form:automatic-focus="false" form:apply-design-mode="false"/>
        <table:table-column table:style-name="co24" table:default-cell-style-name="ce20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office:forms form:automatic-focus="false" form:apply-design-mode="false"/>
        <table:table-column table:style-name="co29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73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30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5" table:default-cell-style-name="ce34"/>
        <table:table-column table:style-name="co18" table:default-cell-style-name="ce34"/>
        <table:table-column table:style-name="co19" table:default-cell-style-name="ce34"/>
        <table:table-column table:style-name="co5" table:default-cell-style-name="ce34"/>
        <table:table-column table:style-name="co2" table:default-cell-style-name="ce34"/>
        <table:table-column table:style-name="co20" table:default-cell-style-name="ce34"/>
        <table:table-column table:style-name="co21" table:default-cell-style-name="ce34"/>
        <table:table-column table:style-name="co8" table:default-cell-style-name="ce34"/>
        <table:table-column table:style-name="co22" table:default-cell-style-name="ce30"/>
        <table:table-column table:style-name="co12" table:number-columns-repeated="1011" table:default-cell-style-name="ce30"/>
        <table:table-row table:style-name="ro3">
          <table:table-cell table:style-name="ce28" office:value-type="string" calcext:value-type="string">
            <text:p>file</text:p>
          </table:table-cell>
          <table:table-cell table:style-name="ce32" office:value-type="string" calcext:value-type="string">
            <text:p>timing</text:p>
          </table:table-cell>
          <table:table-cell table:style-name="ce32" office:value-type="string" calcext:value-type="string">
            <text:p>magical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weight</text:p>
          </table:table-cell>
          <table:table-cell table:style-name="ce32" office:value-type="string" calcext:value-type="string">
            <text:p>thac0</text:p>
          </table:table-cell>
          <table:table-cell table:style-name="ce32" office:value-type="string" calcext:value-type="string">
            <text:p>lore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prof</text:p>
          </table:table-cell>
          <table:table-cell table:style-name="ce32" office:value-type="string" calcext:value-type="string">
            <text:p>enchantment</text:p>
          </table:table-cell>
          <table:table-cell table:style-name="ce32" office:value-type="string" calcext:value-type="string">
            <text:p>dispellable</text:p>
          </table:table-cell>
          <table:table-cell table:style-name="ce28" office:value-type="string" calcext:value-type="string">
            <text:p>notes</text:p>
          </table:table-cell>
          <table:table-cell table:style-name="ce35" table:number-columns-repeated="1010"/>
          <table:table-cell table:style-name="ce36"/>
        </table:table-row>
        <table:table-row table:style-name="ro3">
          <table:table-cell table:style-name="ce29" office:value-type="string" calcext:value-type="string">
            <text:p>aegis</text:p>
          </table:table-cell>
          <table:table-cell table:number-columns-repeated="9" table:style-name="ce33" office:value-type="string" calcext:value-type="string">
            <text:p>nul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ull</text:p>
          </table:table-cell>
          <table:table-cell table:style-name="ce2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aegis2</text:p>
          </table:table-cell>
          <table:table-cell table:number-columns-repeated="9" table:style-name="ce33" office:value-type="string" calcext:value-type="string">
            <text:p>nul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ull</text:p>
          </table:table-cell>
          <table:table-cell table:style-name="ce2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eneblade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fblade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fireseed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ghoult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melfmet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 table:number-rows-repeated="55">
          <table:table-cell table:style-name="ce29"/>
          <table:table-cell table:style-name="ce33" table:number-columns-repeated="11"/>
          <table:table-cell table:style-name="ce2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9"/>
          <table:table-cell table:style-name="ce33" table:number-columns-repeated="11"/>
          <table:table-cell table:style-name="ce2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3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 =&gt; &quot;;[$'bg2 item'.$A1];&quot; // &quot;;[$'bg2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 =&gt; &quot;;[$'bg2 item'.$A2];&quot; // &quot;;[$'bg2 item'.$M2])" office:value-type="string" office:string-value="  aegis, null, null, null, null, null, null, null, null, null, 3, null =&gt; aegis // tbd, cam: aegis fang has wrong enchantment level" calcext:value-type="string">
            <text:p><text:s text:c="2"/>aegis, null, null, null, null, null, null, null, null, null, 3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 =&gt; &quot;;[$'bg2 item'.$A3];&quot; // &quot;;[$'bg2 item'.$M3])" office:value-type="string" office:string-value="  aegis2, null, null, null, null, null, null, null, null, null, 3, null =&gt; aegis2 // tbd, cam: aegis fang has wrong enchantment level" calcext:value-type="string">
            <text:p><text:s text:c="2"/>aegis2, null, null, null, null, null, null, null, null, null, 3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 =&gt; &quot;;[$'bg2 item'.$A4];&quot; // &quot;;[$'bg2 item'.$M4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 =&gt; &quot;;[$'bg2 item'.$A5];&quot; // &quot;;[$'bg2 item'.$M5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 =&gt; &quot;;[$'bg2 item'.$A6];&quot; // &quot;;[$'bg2 item'.$M6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 =&gt; &quot;;[$'bg2 item'.$A7];&quot; // &quot;;[$'bg2 item'.$M7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 =&gt; &quot;;[$'bg2 item'.$A8];&quot; // &quot;;[$'bg2 item'.$M8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73"/>
        </table:table-row>
      </table:table>
      <table:table table:name="bg2 spell" table:style-name="ta1">
        <table:table-column table:style-name="co24" table:default-cell-style-name="ce37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29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73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40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5" table:default-cell-style-name="ce43"/>
        <table:table-column table:style-name="co18" table:default-cell-style-name="ce43"/>
        <table:table-column table:style-name="co19" table:default-cell-style-name="ce43"/>
        <table:table-column table:style-name="co5" table:default-cell-style-name="ce43"/>
        <table:table-column table:style-name="co2" table:default-cell-style-name="ce43"/>
        <table:table-column table:style-name="co20" table:default-cell-style-name="ce43"/>
        <table:table-column table:style-name="co21" table:default-cell-style-name="ce43"/>
        <table:table-column table:style-name="co8" table:default-cell-style-name="ce43"/>
        <table:table-column table:style-name="co22" table:default-cell-style-name="ce40"/>
        <table:table-column table:style-name="co12" table:number-columns-repeated="1011" table:default-cell-style-name="ce40"/>
        <table:table-row table:style-name="ro3">
          <table:table-cell table:style-name="ce38" office:value-type="string" calcext:value-type="string">
            <text:p>file</text:p>
          </table:table-cell>
          <table:table-cell table:style-name="ce41" office:value-type="string" calcext:value-type="string">
            <text:p>timing</text:p>
          </table:table-cell>
          <table:table-cell table:style-name="ce41" office:value-type="string" calcext:value-type="string">
            <text:p>magical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thac0</text:p>
          </table:table-cell>
          <table:table-cell table:style-name="ce41" office:value-type="string" calcext:value-type="string">
            <text:p>lore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prof</text:p>
          </table:table-cell>
          <table:table-cell table:style-name="ce41" office:value-type="string" calcext:value-type="string">
            <text:p>enchantment</text:p>
          </table:table-cell>
          <table:table-cell table:style-name="ce41" office:value-type="string" calcext:value-type="string">
            <text:p>dispellable</text:p>
          </table:table-cell>
          <table:table-cell table:style-name="ce38" office:value-type="string" calcext:value-type="string">
            <text:p>notes</text:p>
          </table:table-cell>
          <table:table-cell table:style-name="ce44" table:number-columns-repeated="1010"/>
          <table:table-cell table:style-name="ce45"/>
        </table:table-row>
        <table:table-row table:style-name="ro3" table:number-rows-repeated="62">
          <table:table-cell table:style-name="ce39"/>
          <table:table-cell table:style-name="ce42" table:number-columns-repeated="11"/>
          <table:table-cell table:style-name="ce3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9"/>
          <table:table-cell table:style-name="ce42" table:number-columns-repeated="11"/>
          <table:table-cell table:style-name="ce3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3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 =&gt; &quot;;[$'iwd item'.$A1];&quot; // &quot;;[$'iwd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 =&gt; &quot;;[$'iwd item'.$A2];&quot; // &quot;;[$'iwd item'.$M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 =&gt; &quot;;[$'iwd item'.$A3];&quot; // &quot;;[$'iwd item'.$M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 =&gt; &quot;;[$'iwd item'.$A4];&quot; // &quot;;[$'iwd item'.$M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 =&gt; &quot;;[$'iwd item'.$A5];&quot; // &quot;;[$'iwd item'.$M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 =&gt; &quot;;[$'iwd item'.$A6];&quot; // &quot;;[$'iwd item'.$M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 =&gt; &quot;;[$'iwd item'.$A7];&quot; // &quot;;[$'iwd item'.$M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8];&quot;, &quot;;[$'iwd item'.$B8];&quot;, &quot;;[$'iwd item'.$C8];&quot;, &quot;;[$'iwd item'.$D8];&quot;, &quot;;[$'iwd item'.$E8];&quot;, &quot;;[$'iwd item'.$F8];&quot;, &quot;;[$'iwd item'.$G8];&quot;, &quot;;[$'iwd item'.$H8];&quot;, &quot;;[$'iwd item'.$I8];&quot;, &quot;;[$'iwd item'.$J8];&quot;, &quot;;[$'iwd item'.$K8];&quot;, &quot;;[$'iwd item'.$L8];&quot; =&gt; &quot;;[$'iwd item'.$A8];&quot; // &quot;;[$'iwd item'.$M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9];&quot;, &quot;;[$'iwd item'.$B9];&quot;, &quot;;[$'iwd item'.$C9];&quot;, &quot;;[$'iwd item'.$D9];&quot;, &quot;;[$'iwd item'.$E9];&quot;, &quot;;[$'iwd item'.$F9];&quot;, &quot;;[$'iwd item'.$G9];&quot;, &quot;;[$'iwd item'.$H9];&quot;, &quot;;[$'iwd item'.$I9];&quot;, &quot;;[$'iwd item'.$J9];&quot;, &quot;;[$'iwd item'.$K9];&quot;, &quot;;[$'iwd item'.$L9];&quot; =&gt; &quot;;[$'iwd item'.$A9];&quot; // &quot;;[$'iwd item'.$M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0];&quot;, &quot;;[$'iwd item'.$B10];&quot;, &quot;;[$'iwd item'.$C10];&quot;, &quot;;[$'iwd item'.$D10];&quot;, &quot;;[$'iwd item'.$E10];&quot;, &quot;;[$'iwd item'.$F10];&quot;, &quot;;[$'iwd item'.$G10];&quot;, &quot;;[$'iwd item'.$H10];&quot;, &quot;;[$'iwd item'.$I10];&quot;, &quot;;[$'iwd item'.$J10];&quot;, &quot;;[$'iwd item'.$K10];&quot;, &quot;;[$'iwd item'.$L10];&quot; =&gt; &quot;;[$'iwd item'.$A10];&quot; // &quot;;[$'iwd item'.$M1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1];&quot;, &quot;;[$'iwd item'.$B11];&quot;, &quot;;[$'iwd item'.$C11];&quot;, &quot;;[$'iwd item'.$D11];&quot;, &quot;;[$'iwd item'.$E11];&quot;, &quot;;[$'iwd item'.$F11];&quot;, &quot;;[$'iwd item'.$G11];&quot;, &quot;;[$'iwd item'.$H11];&quot;, &quot;;[$'iwd item'.$I11];&quot;, &quot;;[$'iwd item'.$J11];&quot;, &quot;;[$'iwd item'.$K11];&quot;, &quot;;[$'iwd item'.$L11];&quot; =&gt; &quot;;[$'iwd item'.$A11];&quot; // &quot;;[$'iwd item'.$M1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2];&quot;, &quot;;[$'iwd item'.$B12];&quot;, &quot;;[$'iwd item'.$C12];&quot;, &quot;;[$'iwd item'.$D12];&quot;, &quot;;[$'iwd item'.$E12];&quot;, &quot;;[$'iwd item'.$F12];&quot;, &quot;;[$'iwd item'.$G12];&quot;, &quot;;[$'iwd item'.$H12];&quot;, &quot;;[$'iwd item'.$I12];&quot;, &quot;;[$'iwd item'.$J12];&quot;, &quot;;[$'iwd item'.$K12];&quot;, &quot;;[$'iwd item'.$L12];&quot; =&gt; &quot;;[$'iwd item'.$A12];&quot; // &quot;;[$'iwd item'.$M1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3];&quot;, &quot;;[$'iwd item'.$B13];&quot;, &quot;;[$'iwd item'.$C13];&quot;, &quot;;[$'iwd item'.$D13];&quot;, &quot;;[$'iwd item'.$E13];&quot;, &quot;;[$'iwd item'.$F13];&quot;, &quot;;[$'iwd item'.$G13];&quot;, &quot;;[$'iwd item'.$H13];&quot;, &quot;;[$'iwd item'.$I13];&quot;, &quot;;[$'iwd item'.$J13];&quot;, &quot;;[$'iwd item'.$K13];&quot;, &quot;;[$'iwd item'.$L13];&quot; =&gt; &quot;;[$'iwd item'.$A13];&quot; // &quot;;[$'iwd item'.$M1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4];&quot;, &quot;;[$'iwd item'.$B14];&quot;, &quot;;[$'iwd item'.$C14];&quot;, &quot;;[$'iwd item'.$D14];&quot;, &quot;;[$'iwd item'.$E14];&quot;, &quot;;[$'iwd item'.$F14];&quot;, &quot;;[$'iwd item'.$G14];&quot;, &quot;;[$'iwd item'.$H14];&quot;, &quot;;[$'iwd item'.$I14];&quot;, &quot;;[$'iwd item'.$J14];&quot;, &quot;;[$'iwd item'.$K14];&quot;, &quot;;[$'iwd item'.$L14];&quot; =&gt; &quot;;[$'iwd item'.$A14];&quot; // &quot;;[$'iwd item'.$M1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5];&quot;, &quot;;[$'iwd item'.$B15];&quot;, &quot;;[$'iwd item'.$C15];&quot;, &quot;;[$'iwd item'.$D15];&quot;, &quot;;[$'iwd item'.$E15];&quot;, &quot;;[$'iwd item'.$F15];&quot;, &quot;;[$'iwd item'.$G15];&quot;, &quot;;[$'iwd item'.$H15];&quot;, &quot;;[$'iwd item'.$I15];&quot;, &quot;;[$'iwd item'.$J15];&quot;, &quot;;[$'iwd item'.$K15];&quot;, &quot;;[$'iwd item'.$L15];&quot; =&gt; &quot;;[$'iwd item'.$A15];&quot; // &quot;;[$'iwd item'.$M1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6];&quot;, &quot;;[$'iwd item'.$B16];&quot;, &quot;;[$'iwd item'.$C16];&quot;, &quot;;[$'iwd item'.$D16];&quot;, &quot;;[$'iwd item'.$E16];&quot;, &quot;;[$'iwd item'.$F16];&quot;, &quot;;[$'iwd item'.$G16];&quot;, &quot;;[$'iwd item'.$H16];&quot;, &quot;;[$'iwd item'.$I16];&quot;, &quot;;[$'iwd item'.$J16];&quot;, &quot;;[$'iwd item'.$K16];&quot;, &quot;;[$'iwd item'.$L16];&quot; =&gt; &quot;;[$'iwd item'.$A16];&quot; // &quot;;[$'iwd item'.$M1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7];&quot;, &quot;;[$'iwd item'.$B17];&quot;, &quot;;[$'iwd item'.$C17];&quot;, &quot;;[$'iwd item'.$D17];&quot;, &quot;;[$'iwd item'.$E17];&quot;, &quot;;[$'iwd item'.$F17];&quot;, &quot;;[$'iwd item'.$G17];&quot;, &quot;;[$'iwd item'.$H17];&quot;, &quot;;[$'iwd item'.$I17];&quot;, &quot;;[$'iwd item'.$J17];&quot;, &quot;;[$'iwd item'.$K17];&quot;, &quot;;[$'iwd item'.$L17];&quot; =&gt; &quot;;[$'iwd item'.$A17];&quot; // &quot;;[$'iwd item'.$M1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8];&quot;, &quot;;[$'iwd item'.$B18];&quot;, &quot;;[$'iwd item'.$C18];&quot;, &quot;;[$'iwd item'.$D18];&quot;, &quot;;[$'iwd item'.$E18];&quot;, &quot;;[$'iwd item'.$F18];&quot;, &quot;;[$'iwd item'.$G18];&quot;, &quot;;[$'iwd item'.$H18];&quot;, &quot;;[$'iwd item'.$I18];&quot;, &quot;;[$'iwd item'.$J18];&quot;, &quot;;[$'iwd item'.$K18];&quot;, &quot;;[$'iwd item'.$L18];&quot; =&gt; &quot;;[$'iwd item'.$A18];&quot; // &quot;;[$'iwd item'.$M1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9];&quot;, &quot;;[$'iwd item'.$B19];&quot;, &quot;;[$'iwd item'.$C19];&quot;, &quot;;[$'iwd item'.$D19];&quot;, &quot;;[$'iwd item'.$E19];&quot;, &quot;;[$'iwd item'.$F19];&quot;, &quot;;[$'iwd item'.$G19];&quot;, &quot;;[$'iwd item'.$H19];&quot;, &quot;;[$'iwd item'.$I19];&quot;, &quot;;[$'iwd item'.$J19];&quot;, &quot;;[$'iwd item'.$K19];&quot;, &quot;;[$'iwd item'.$L19];&quot; =&gt; &quot;;[$'iwd item'.$A19];&quot; // &quot;;[$'iwd item'.$M1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0];&quot;, &quot;;[$'iwd item'.$B20];&quot;, &quot;;[$'iwd item'.$C20];&quot;, &quot;;[$'iwd item'.$D20];&quot;, &quot;;[$'iwd item'.$E20];&quot;, &quot;;[$'iwd item'.$F20];&quot;, &quot;;[$'iwd item'.$G20];&quot;, &quot;;[$'iwd item'.$H20];&quot;, &quot;;[$'iwd item'.$I20];&quot;, &quot;;[$'iwd item'.$J20];&quot;, &quot;;[$'iwd item'.$K20];&quot;, &quot;;[$'iwd item'.$L20];&quot; =&gt; &quot;;[$'iwd item'.$A20];&quot; // &quot;;[$'iwd item'.$M2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1];&quot;, &quot;;[$'iwd item'.$B21];&quot;, &quot;;[$'iwd item'.$C21];&quot;, &quot;;[$'iwd item'.$D21];&quot;, &quot;;[$'iwd item'.$E21];&quot;, &quot;;[$'iwd item'.$F21];&quot;, &quot;;[$'iwd item'.$G21];&quot;, &quot;;[$'iwd item'.$H21];&quot;, &quot;;[$'iwd item'.$I21];&quot;, &quot;;[$'iwd item'.$J21];&quot;, &quot;;[$'iwd item'.$K21];&quot;, &quot;;[$'iwd item'.$L21];&quot; =&gt; &quot;;[$'iwd item'.$A21];&quot; // &quot;;[$'iwd item'.$M2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2];&quot;, &quot;;[$'iwd item'.$B22];&quot;, &quot;;[$'iwd item'.$C22];&quot;, &quot;;[$'iwd item'.$D22];&quot;, &quot;;[$'iwd item'.$E22];&quot;, &quot;;[$'iwd item'.$F22];&quot;, &quot;;[$'iwd item'.$G22];&quot;, &quot;;[$'iwd item'.$H22];&quot;, &quot;;[$'iwd item'.$I22];&quot;, &quot;;[$'iwd item'.$J22];&quot;, &quot;;[$'iwd item'.$K22];&quot;, &quot;;[$'iwd item'.$L22];&quot; =&gt; &quot;;[$'iwd item'.$A22];&quot; // &quot;;[$'iwd item'.$M2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 table:number-rows-repeated="577">
          <table:table-cell/>
        </table:table-row>
        <table:table-row table:style-name="ro3">
          <table:table-cell table:style-name="ce73"/>
        </table:table-row>
      </table:table>
      <table:table table:name="iwd spell" table:style-name="ta1">
        <table:table-column table:style-name="co30" table:default-cell-style-name="ce46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29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3"/>
        </table:table-row>
      </table:table>
      <table:table table:name="pst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office:forms form:automatic-focus="false" form:apply-design-mode="false"/>
        <table:table-column table:style-name="co14" table:default-cell-style-name="ce50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5" table:default-cell-style-name="ce53"/>
        <table:table-column table:style-name="co18" table:default-cell-style-name="ce53"/>
        <table:table-column table:style-name="co19" table:default-cell-style-name="ce53"/>
        <table:table-column table:style-name="co5" table:default-cell-style-name="ce53"/>
        <table:table-column table:style-name="co2" table:default-cell-style-name="ce53"/>
        <table:table-column table:style-name="co20" table:default-cell-style-name="ce53"/>
        <table:table-column table:style-name="co21" table:default-cell-style-name="ce53"/>
        <table:table-column table:style-name="co8" table:default-cell-style-name="ce53"/>
        <table:table-column table:style-name="co22" table:default-cell-style-name="ce50"/>
        <table:table-column table:style-name="co12" table:number-columns-repeated="1011" table:default-cell-style-name="ce50"/>
        <table:table-row table:style-name="ro3">
          <table:table-cell table:style-name="ce48" office:value-type="string" calcext:value-type="string">
            <text:p>file</text:p>
          </table:table-cell>
          <table:table-cell table:style-name="ce51" office:value-type="string" calcext:value-type="string">
            <text:p>timing</text:p>
          </table:table-cell>
          <table:table-cell table:style-name="ce51" office:value-type="string" calcext:value-type="string">
            <text:p>magical</text:p>
          </table:table-cell>
          <table:table-cell table:style-name="ce51" office:value-type="string" calcext:value-type="string">
            <text:p>power</text:p>
          </table:table-cell>
          <table:table-cell table:style-name="ce51" office:value-type="string" calcext:value-type="string">
            <text:p>speed</text:p>
          </table:table-cell>
          <table:table-cell table:style-name="ce51" office:value-type="string" calcext:value-type="string">
            <text:p>weight</text:p>
          </table:table-cell>
          <table:table-cell table:style-name="ce51" office:value-type="string" calcext:value-type="string">
            <text:p>thac0</text:p>
          </table:table-cell>
          <table:table-cell table:style-name="ce51" office:value-type="string" calcext:value-type="string">
            <text:p>lore</text:p>
          </table:table-cell>
          <table:table-cell table:style-name="ce51" office:value-type="string" calcext:value-type="string">
            <text:p>type</text:p>
          </table:table-cell>
          <table:table-cell table:style-name="ce51" office:value-type="string" calcext:value-type="string">
            <text:p>prof</text:p>
          </table:table-cell>
          <table:table-cell table:style-name="ce51" office:value-type="string" calcext:value-type="string">
            <text:p>enchantment</text:p>
          </table:table-cell>
          <table:table-cell table:style-name="ce51" office:value-type="string" calcext:value-type="string">
            <text:p>dispellable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1010"/>
          <table:table-cell table:style-name="ce55"/>
        </table:table-row>
        <table:table-row table:style-name="ro3" table:number-rows-repeated="62">
          <table:table-cell table:style-name="ce49"/>
          <table:table-cell table:style-name="ce52" table:number-columns-repeated="11"/>
          <table:table-cell table:style-name="ce4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9"/>
          <table:table-cell table:style-name="ce52" table:number-columns-repeated="11"/>
          <table:table-cell table:style-name="ce4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 =&gt; &quot;;[$'pst item'.$A1];&quot; // &quot;;[$'pst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pst spell" table:style-name="ta1">
        <office:forms form:automatic-focus="false" form:apply-design-mode="false"/>
        <table:table-column table:style-name="co24" table:default-cell-style-name="ce56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office:forms form:automatic-focus="false" form:apply-design-mode="false"/>
        <table:table-column table:style-name="co29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08:07:07.4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08:20:19.607000000</dc:date>
    <meta:editing-duration>P2DT16H40M13S</meta:editing-duration>
    <meta:editing-cycles>94</meta:editing-cycles>
    <meta:generator>LibreOffice/7.2.1.2$Windows_X86_64 LibreOffice_project/87b77fad49947c1441b67c559c339af8f3517e22</meta:generator>
    <meta:document-statistic meta:table-count="24" meta:cell-count="2953" meta:object-count="0"/>
  </office:meta>
</office:document-meta>
</file>